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4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5cm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1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cm" svg:height="1cm" svg:x="5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cm" svg:x="1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56cm" svg:height="1.673cm" svg:x="2.5cm" svg:y="3.038cm">
          <draw:text-box>
            <text:p>Oper.1</text:p>
          </draw:text-box>
        </draw:frame>
        <draw:frame draw:style-name="gr2" draw:text-style-name="P2" draw:layer="layout" svg:width="2.556cm" svg:height="1.673cm" svg:x="12cm" svg:y="3.038cm">
          <draw:text-box>
            <text:p>Oper.2</text:p>
          </draw:text-box>
        </draw:frame>
        <draw:custom-shape draw:style-name="gr3" draw:text-style-name="P3" draw:layer="layout" svg:width="5.5cm" svg:height="1.5cm" svg:x="7.4cm" svg:y="5.5cm">
          <text:p text:style-name="P3">Calcola Somm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5cm" svg:height="1cm" svg:x="9.1cm" svg:y="9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5cm" svg:height="1cm" svg:x="4.6cm" svg:y="9cm">
          <draw:text-box>
            <text:p>Risultato</text:p>
          </draw:text-box>
        </draw:frame>
        <draw:custom-shape draw:style-name="gr3" draw:text-style-name="P3" draw:layer="layout" svg:width="5.5cm" svg:height="1.5cm" svg:x="13.4cm" svg:y="5.5cm">
          <text:p text:style-name="P3">Calcola Prodotto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9cm" svg:height="0.962cm" svg:x="2cm" svg:y="0.5cm">
          <draw:text-box>
            <text:p>AppName: SimpleCalc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08T09:06:56.844710610</meta:creation-date>
    <dc:date>2020-10-08T09:12:11.962876677</dc:date>
    <meta:editing-duration>PT5M16S</meta:editing-duration>
    <meta:editing-cycles>1</meta:editing-cycles>
    <meta:generator>LibreOffice/7.0.1.2$Linux_X86_64 LibreOffice_project/00$Build-2</meta:generator>
    <meta:document-statistic meta:object-count="32"/>
  </office:meta>
</office:document-meta>
</file>